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körper">
      <style:paragraph-properties fo:margin-left="0.205cm" fo:margin-right="0cm" fo:margin-top="0.122cm" fo:margin-bottom="0cm" style:contextual-spacing="false" fo:text-indent="0cm" style:auto-text-indent="false">
        <style:tab-stops/>
      </style:paragraph-properties>
    </style:style>
    <style:style style:name="P2" style:family="paragraph" style:parent-style-name="Textkörper">
      <style:paragraph-properties fo:margin-left="0.205cm" fo:margin-right="0cm" fo:text-indent="0cm" style:auto-text-indent="false">
        <style:tab-stops/>
      </style:paragraph-properties>
    </style:style>
    <style:style style:name="P3" style:family="paragraph" style:parent-style-name="Standard">
      <style:text-properties style:font-name="Liberation Serif" fo:font-size="9pt" style:font-name-asian="Liberation Serif" style:font-size-asian="9pt" style:font-name-complex="Liberation Serif" style:font-size-complex="9pt"/>
    </style:style>
    <style:style style:name="P4" style:family="paragraph" style:parent-style-name="Standard">
      <style:paragraph-properties fo:margin-top="0.019cm" fo:margin-bottom="0cm" style:contextual-spacing="false"/>
      <style:text-properties style:font-name="Liberation Serif" fo:font-size="10.5pt" style:font-name-asian="Liberation Serif" style:font-size-asian="10.5pt" style:font-name-complex="Liberation Serif" style:font-size-complex="10.5pt"/>
    </style:style>
    <style:style style:name="P5" style:family="paragraph" style:parent-style-name="Standard"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P6" style:family="paragraph" style:parent-style-name="Standard">
      <style:text-properties fo:color="#c5000b" loext:opacity="100%" style:font-name="Liberation Serif" fo:font-size="12pt" style:text-underline-style="solid" style:text-underline-width="auto" style:text-underline-color="font-color" fo:background-color="#ffd320" style:font-name-asian="Liberation Serif" style:font-size-asian="12pt" style:font-name-complex="Liberation Serif" style:font-size-complex="12pt"/>
    </style:style>
    <style:style style:name="P7" style:family="paragraph" style:parent-style-name="Standard" style:master-page-name="MP0">
      <style:paragraph-properties fo:margin-left="0.205cm" fo:margin-right="0cm" fo:margin-top="0.064cm" fo:margin-bottom="0cm" style:contextual-spacing="false" fo:text-indent="0cm" style:auto-text-indent="false" style:page-number="auto">
        <style:tab-stops/>
      </style:paragraph-properties>
    </style:style>
    <style:style style:name="P8" style:family="paragraph" style:parent-style-name="Textkörper" style:list-style-name="L1">
      <style:paragraph-properties fo:line-height="0.508cm">
        <style:tab-stops>
          <style:tab-stop style:position="0cm"/>
        </style:tab-stops>
      </style:paragraph-properties>
    </style:style>
    <style:style style:name="P9" style:family="paragraph" style:parent-style-name="Textkörper" style:list-style-name="L1">
      <style:paragraph-properties fo:line-height="0.487cm">
        <style:tab-stops>
          <style:tab-stop style:position="0cm"/>
        </style:tab-stops>
      </style:paragraph-properties>
    </style:style>
    <style:style style:name="P10" style:family="paragraph" style:parent-style-name="Textkörper" style:list-style-name="L1">
      <style:paragraph-properties fo:line-height="0.487cm">
        <style:tab-stops>
          <style:tab-stop style:position="0cm"/>
        </style:tab-stops>
      </style:paragraph-properties>
      <style:text-properties fo:background-color="#aecf00"/>
    </style:style>
    <style:style style:name="P11" style:family="paragraph" style:parent-style-name="Textkörper" style:master-page-name="MP1">
      <style:paragraph-properties fo:margin-left="0.205cm" fo:margin-right="0cm" fo:margin-top="0.092cm" fo:margin-bottom="0cm" style:contextual-spacing="false" fo:text-indent="0cm" style:auto-text-indent="false" style:page-number="auto" fo:break-before="page">
        <style:tab-stops/>
      </style:paragraph-properties>
    </style:style>
    <style:style style:name="T1" style:family="text">
      <style:text-properties style:font-name="Liberation Serif" fo:font-size="18pt" fo:letter-spacing="-0.002cm" style:text-underline-style="solid" style:text-underline-width="bold" style:text-underline-color="#000000" style:text-underline-mode="continuous" style:text-overline-mode="continuous" style:text-line-through-mode="continuous" style:font-size-asian="18pt"/>
    </style:style>
    <style:style style:name="T2" style:family="text">
      <style:text-properties style:font-name="Liberation Serif" fo:font-size="18pt" fo:letter-spacing="-0.034cm" style:text-underline-style="solid" style:text-underline-width="bold" style:text-underline-color="#000000" style:text-underline-mode="continuous" style:text-overline-mode="continuous" style:text-line-through-mode="continuous" style:font-size-asian="18pt"/>
    </style:style>
    <style:style style:name="T3" style:family="text">
      <style:text-properties style:font-name="Liberation Serif" fo:font-size="18pt" fo:letter-spacing="-0.007cm" style:text-underline-style="solid" style:text-underline-width="bold" style:text-underline-color="#000000" style:text-underline-mode="continuous" style:text-overline-mode="continuous" style:text-line-through-mode="continuous" style:font-size-asian="18pt"/>
    </style:style>
    <style:style style:name="T4" style:family="text">
      <style:text-properties style:font-name="Liberation Serif" fo:font-size="18pt" fo:letter-spacing="-0.009cm" style:text-underline-style="solid" style:text-underline-width="bold" style:text-underline-color="#000000" style:text-underline-mode="continuous" style:text-overline-mode="continuous" style:text-line-through-mode="continuous" style:font-size-asian="18pt"/>
    </style:style>
    <style:style style:name="T5" style:family="text">
      <style:text-properties fo:letter-spacing="-0.002cm" style:text-underline-style="solid" style:text-underline-width="auto" style:text-underline-color="#000000" style:text-underline-mode="continuous" style:text-overline-mode="continuous" style:text-line-through-mode="continuous" fo:background-color="#aecf00" loext:char-shading-value="0"/>
    </style:style>
    <style:style style:name="T6" style:family="text">
      <style:text-properties fo:letter-spacing="-0.002cm" fo:background-color="#aecf00" loext:char-shading-value="0"/>
    </style:style>
    <style:style style:name="T7" style:family="text">
      <style:text-properties fo:letter-spacing="-0.007cm" style:text-underline-style="solid" style:text-underline-width="auto" style:text-underline-color="#000000" style:text-underline-mode="continuous" style:text-overline-mode="continuous" style:text-line-through-mode="continuous" fo:background-color="#aecf00" loext:char-shading-value="0"/>
    </style:style>
    <style:style style:name="T8" style:family="text">
      <style:text-properties fo:letter-spacing="-0.007cm" fo:background-color="#aecf00" loext:char-shading-value="0"/>
    </style:style>
    <style:style style:name="T9" style:family="text">
      <style:text-properties style:text-underline-style="solid" style:text-underline-width="auto" style:text-underline-color="#000000" style:text-underline-mode="continuous" style:text-overline-mode="continuous" style:text-line-through-mode="continuous" fo:background-color="#aecf00" loext:char-shading-value="0"/>
    </style:style>
    <style:style style:name="T10" style:family="text">
      <style:text-properties fo:letter-spacing="-0.011cm" style:text-underline-style="solid" style:text-underline-width="auto" style:text-underline-color="#000000" style:text-underline-mode="continuous" style:text-overline-mode="continuous" style:text-line-through-mode="continuous" fo:background-color="#aecf00" loext:char-shading-value="0"/>
    </style:style>
    <style:style style:name="T11" style:family="text">
      <style:text-properties fo:letter-spacing="-0.011cm" fo:background-color="#aecf00" loext:char-shading-value="0"/>
    </style:style>
    <style:style style:name="T12" style:family="text">
      <style:text-properties fo:letter-spacing="-0.012cm" fo:background-color="#aecf00" loext:char-shading-value="0"/>
    </style:style>
    <style:style style:name="T13" style:family="text">
      <style:text-properties fo:letter-spacing="-0.034cm" fo:background-color="#aecf00" loext:char-shading-value="0"/>
    </style:style>
    <style:style style:name="T14" style:family="text">
      <style:text-properties fo:letter-spacing="-0.014cm" fo:background-color="#aecf00" loext:char-shading-value="0"/>
    </style:style>
    <style:style style:name="T15" style:family="text">
      <style:text-properties fo:letter-spacing="-0.016cm" fo:background-color="#aecf00" loext:char-shading-value="0"/>
    </style:style>
    <style:style style:name="T16" style:family="text">
      <style:text-properties fo:letter-spacing="-0.023cm" fo:background-color="#aecf00" loext:char-shading-value="0"/>
    </style:style>
    <style:style style:name="T17" style:family="text">
      <style:text-properties fo:letter-spacing="-0.021cm" fo:background-color="#aecf00" loext:char-shading-value="0"/>
    </style:style>
    <style:style style:name="T18" style:family="text">
      <style:text-properties fo:color="#ce171e" loext:opacity="100%" fo:letter-spacing="-0.004cm" fo:background-color="#aecf00" loext:char-shading-value="0"/>
    </style:style>
    <style:style style:name="T19" style:family="text">
      <style:text-properties fo:color="#ce171e" loext:opacity="100%" fo:letter-spacing="-0.011cm" style:text-underline-style="solid" style:text-underline-width="auto" style:text-underline-color="#ce171e" style:text-underline-mode="continuous" style:text-overline-mode="continuous" style:text-line-through-mode="continuous" fo:background-color="#aecf00" loext:char-shading-value="0"/>
    </style:style>
    <style:style style:name="T20" style:family="text">
      <style:text-properties fo:color="#ce171e" loext:opacity="100%" fo:letter-spacing="-0.011cm" fo:background-color="#aecf00" loext:char-shading-value="0"/>
    </style:style>
    <style:style style:name="T21" style:family="text">
      <style:text-properties fo:color="#ce171e" loext:opacity="100%" fo:letter-spacing="-0.002cm" style:text-underline-style="solid" style:text-underline-width="auto" style:text-underline-color="#ce171e" style:text-underline-mode="continuous" style:text-overline-mode="continuous" style:text-line-through-mode="continuous" fo:background-color="#aecf00" loext:char-shading-value="0"/>
    </style:style>
    <style:style style:name="T22" style:family="text">
      <style:text-properties fo:color="#ce171e" loext:opacity="100%" fo:letter-spacing="-0.002cm" fo:background-color="#aecf00" loext:char-shading-value="0"/>
    </style:style>
    <style:style style:name="T23" style:family="text">
      <style:text-properties fo:color="#ce171e" loext:opacity="100%" fo:letter-spacing="-0.009cm" fo:background-color="#aecf00" loext:char-shading-value="0"/>
    </style:style>
    <style:style style:name="T24" style:family="text">
      <style:text-properties fo:color="#ce171e" loext:opacity="100%" fo:letter-spacing="-0.018cm" fo:background-color="#aecf00" loext:char-shading-value="0"/>
    </style:style>
    <style:style style:name="T25" style:family="text">
      <style:text-properties fo:color="#ce171e" loext:opacity="100%" style:text-underline-style="solid" style:text-underline-width="auto" style:text-underline-color="#ce171e" style:text-underline-mode="continuous" style:text-overline-mode="continuous" style:text-line-through-mode="continuous" fo:background-color="#aecf00" loext:char-shading-value="0"/>
    </style:style>
    <style:style style:name="T26" style:family="text">
      <style:text-properties fo:color="#ce171e" loext:opacity="100%" fo:letter-spacing="-0.016cm" fo:background-color="#aecf00" loext:char-shading-value="0"/>
    </style:style>
    <style:style style:name="T27" style:family="text">
      <style:text-properties fo:color="#ce171e" loext:opacity="100%" fo:letter-spacing="-0.028cm" fo:background-color="#aecf00" loext:char-shading-value="0"/>
    </style:style>
    <style:style style:name="T28" style:family="text">
      <style:text-properties fo:color="#ce171e" loext:opacity="100%" fo:letter-spacing="0.002cm" fo:background-color="#aecf00" loext:char-shading-value="0"/>
    </style:style>
    <style:style style:name="T29" style:family="text">
      <style:text-properties fo:color="#ce171e" loext:opacity="100%" fo:letter-spacing="-0.049cm" fo:background-color="#aecf00" loext:char-shading-value="0"/>
    </style:style>
    <style:style style:name="T30" style:family="text">
      <style:text-properties fo:color="#ce171e" loext:opacity="100%" fo:letter-spacing="-0.021cm" fo:background-color="#aecf00" loext:char-shading-value="0"/>
    </style:style>
    <style:style style:name="T31" style:family="text">
      <style:text-properties fo:color="#ce171e" loext:opacity="100%" fo:letter-spacing="-0.025cm" fo:background-color="#aecf00" loext:char-shading-value="0"/>
    </style:style>
    <style:style style:name="T32" style:family="text">
      <style:text-properties fo:color="#ce171e" loext:opacity="100%" fo:letter-spacing="-0.023cm" fo:background-color="#aecf00" loext:char-shading-value="0"/>
    </style:style>
    <style:style style:name="T33" style:family="text">
      <style:text-properties fo:color="#ce171e" loext:opacity="100%" fo:background-color="#aecf00" loext:char-shading-value="0"/>
    </style:style>
    <style:style style:name="T34" style:family="text">
      <style:text-properties fo:letter-spacing="-0.026cm" style:text-underline-style="solid" style:text-underline-width="auto" style:text-underline-color="#000000" style:text-underline-mode="continuous" style:text-overline-mode="continuous" style:text-line-through-mode="continuous" fo:background-color="#aecf00" loext:char-shading-value="0"/>
    </style:style>
    <style:style style:name="T35" style:family="text">
      <style:text-properties fo:letter-spacing="-0.026cm" fo:background-color="#aecf00" loext:char-shading-value="0"/>
    </style:style>
    <style:style style:name="T36" style:family="text">
      <style:text-properties fo:letter-spacing="-0.049cm" fo:background-color="#aecf00" loext:char-shading-value="0"/>
    </style:style>
    <style:style style:name="T37" style:family="text">
      <style:text-properties fo:letter-spacing="0.002cm" fo:background-color="#aecf00" loext:char-shading-value="0"/>
    </style:style>
    <style:style style:name="T38" style:family="text">
      <style:text-properties fo:letter-spacing="-0.019cm" fo:background-color="#aecf00" loext:char-shading-value="0"/>
    </style:style>
    <style:style style:name="T39" style:family="text">
      <style:text-properties fo:letter-spacing="-0.009cm" fo:background-color="#aecf00" loext:char-shading-value="0"/>
    </style:style>
    <style:style style:name="T40" style:family="text">
      <style:text-properties fo:letter-spacing="-0.005cm" fo:background-color="#aecf00" loext:char-shading-value="0"/>
    </style:style>
    <style:style style:name="T41" style:family="text">
      <style:text-properties fo:letter-spacing="-0.035cm" fo:background-color="#aecf00" loext:char-shading-value="0"/>
    </style:style>
    <style:style style:name="T42" style:family="text">
      <style:text-properties fo:letter-spacing="-0.018cm" fo:background-color="#aecf00" loext:char-shading-value="0"/>
    </style:style>
    <style:style style:name="T43" style:family="text">
      <style:text-properties fo:letter-spacing="-0.025cm" fo:background-color="#aecf00" loext:char-shading-value="0"/>
    </style:style>
    <style:style style:name="T44" style:family="text">
      <style:text-properties fo:background-color="#aecf00" loext:char-shading-value="0"/>
    </style:style>
    <style:style style:name="T45" style:family="text">
      <style:text-properties fo:color="#c5000b" loext:opacity="100%" style:font-name="OpenSymbol1" style:text-underline-style="solid" style:text-underline-width="auto" style:text-underline-color="font-color" style:font-name-asian="OpenSymbol1" style:font-name-complex="OpenSymbol1"/>
    </style:style>
    <style:style style:name="T46" style:family="text">
      <style:text-properties officeooo:rsid="0020dad9"/>
    </style:style>
    <text:list-style style:name="L1">
      <text:list-level-style-bullet text:level="1" text:style-name="WW_5f_CharLFO1LVL1" loext:num-list-format="%1%" text:bullet-char="•">
        <style:list-level-properties text:space-before="0.84cm" text:min-label-width="0.635cm"/>
        <style:text-properties style:font-name="OpenSymbol1"/>
      </text:list-level-style-bullet>
      <text:list-level-style-bullet text:level="2" text:style-name="WW_5f_CharLFO1LVL2" loext:num-list-format="%2%" text:bullet-char="◦">
        <style:list-level-properties text:space-before="1.475cm" text:min-label-width="0.635cm"/>
        <style:text-properties style:font-name="OpenSymbol1"/>
      </text:list-level-style-bullet>
      <text:list-level-style-bullet text:level="3" text:style-name="WW_5f_CharLFO1LVL3" loext:num-list-format="%3%" text:bullet-char="▪">
        <style:list-level-properties text:space-before="2.11cm" text:min-label-width="0.635cm"/>
        <style:text-properties style:font-name="OpenSymbol1"/>
      </text:list-level-style-bullet>
      <text:list-level-style-bullet text:level="4" loext:num-list-format="%4%" text:bullet-char="•">
        <style:list-level-properties text:space-before="3.796cm" text:min-label-width="0.635cm"/>
      </text:list-level-style-bullet>
      <text:list-level-style-bullet text:level="5" loext:num-list-format="%5%" text:bullet-char="•">
        <style:list-level-properties text:space-before="5.482cm" text:min-label-width="0.635cm"/>
      </text:list-level-style-bullet>
      <text:list-level-style-bullet text:level="6" loext:num-list-format="%6%" text:bullet-char="•">
        <style:list-level-properties text:space-before="7.168cm" text:min-label-width="0.635cm"/>
      </text:list-level-style-bullet>
      <text:list-level-style-bullet text:level="7" loext:num-list-format="%7%" text:bullet-char="•">
        <style:list-level-properties text:space-before="8.856cm" text:min-label-width="0.635cm"/>
      </text:list-level-style-bullet>
      <text:list-level-style-bullet text:level="8" loext:num-list-format="%8%" text:bullet-char="•">
        <style:list-level-properties text:space-before="10.543cm" text:min-label-width="0.635cm"/>
      </text:list-level-style-bullet>
      <text:list-level-style-bullet text:level="9" loext:num-list-format="%9%" text:bullet-char="•">
        <style:list-level-properties text:space-before="12.229cm" text:min-label-width="0.635cm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Absatz-Standardschriftart"><text:span text:style-name="T1">Botiga</text:span></text:span><text:span text:style-name="Absatz-Standardschriftart"><text:span text:style-name="T2"> </text:span></text:span><text:span text:style-name="Absatz-Standardschriftart"><text:span text:style-name="T3">V</text:span></text:span><text:span text:style-name="Absatz-Standardschriftart"><text:span text:style-name="T4">irtual</text:span></text:span></text:p>
      <text:p text:style-name="P3"/>
      <text:p text:style-name="P1"><text:span text:style-name="Absatz-Standardschriftart"><text:span text:style-name="T5">Gestió</text:span></text:span><text:span text:style-name="Absatz-Standardschriftart"><text:span text:style-name="T7"> </text:span></text:span><text:span text:style-name="Absatz-Standardschriftart"><text:span text:style-name="T9">de</text:span></text:span><text:span text:style-name="Absatz-Standardschriftart"><text:span text:style-name="T10"> </text:span></text:span><text:span text:style-name="Absatz-Standardschriftart"><text:span text:style-name="T5">Clients</text:span></text:span></text:p>
      <text:list xml:id="list2190462105" text:style-name="L1">
        <text:list-item>
          <text:p text:style-name="P8"><text:span text:style-name="Absatz-Standardschriftart"><text:span text:style-name="T6">Alta</text:span></text:span><text:span text:style-name="Absatz-Standardschriftart"><text:span text:style-name="T12"> </text:span></text:span><text:span text:style-name="Absatz-Standardschriftart"><text:span text:style-name="T6">Client</text:span></text:span></text:p>
          <text:list>
            <text:list-item>
              <text:p text:style-name="P9"><text:span text:style-name="Absatz-Standardschriftart"><text:span text:style-name="T6">DNI(validar)</text:span></text:span></text:p>
            </text:list-item>
            <text:list-item>
              <text:p text:style-name="P10">Nom</text:p>
            </text:list-item>
            <text:list-item>
              <text:p text:style-name="P9"><text:span text:style-name="Absatz-Standardschriftart"><text:span text:style-name="T6">correu</text:span></text:span><text:span text:style-name="Absatz-Standardschriftart"><text:span text:style-name="T13"> </text:span></text:span><text:span text:style-name="Absatz-Standardschriftart"><text:span text:style-name="T6">electrònic(validar)</text:span></text:span></text:p>
            </text:list-item>
            <text:list-item>
              <text:p text:style-name="P9"><text:span text:style-name="Absatz-Standardschriftart"><text:span text:style-name="T6">telefon(validar)</text:span></text:span></text:p>
            </text:list-item>
            <text:list-item>
              <text:p text:style-name="P9"><text:span text:style-name="Absatz-Standardschriftart"><text:span text:style-name="T6">Adreça</text:span></text:span></text:p>
            </text:list-item>
          </text:list>
        </text:list-item>
        <text:list-item>
          <text:p text:style-name="P9"><text:span text:style-name="Absatz-Standardschriftart"><text:span text:style-name="T6">Modificació</text:span></text:span><text:span text:style-name="Absatz-Standardschriftart"><text:span text:style-name="T14"> </text:span></text:span><text:span text:style-name="Absatz-Standardschriftart"><text:span text:style-name="T6">Dades</text:span></text:span><text:span text:style-name="Absatz-Standardschriftart"><text:span text:style-name="T15"> </text:span></text:span><text:span text:style-name="Absatz-Standardschriftart"><text:span text:style-name="T6">Client</text:span></text:span></text:p>
          <text:list>
            <text:list-item>
              <text:p text:style-name="P9"><text:span text:style-name="Absatz-Standardschriftart"><text:span text:style-name="T6">correu</text:span></text:span><text:span text:style-name="Absatz-Standardschriftart"><text:span text:style-name="T15"> </text:span></text:span><text:span text:style-name="Absatz-Standardschriftart"><text:span text:style-name="T6">electrònic(validar</text:span></text:span><text:span text:style-name="Absatz-Standardschriftart"><text:span text:style-name="T15"> </text:span></text:span><text:span text:style-name="T44">nou)</text:span></text:p>
            </text:list-item>
            <text:list-item>
              <text:p text:style-name="P9"><text:span text:style-name="Absatz-Standardschriftart"><text:span text:style-name="T6">telefon(validar</text:span></text:span><text:span text:style-name="Absatz-Standardschriftart"><text:span text:style-name="T16"> </text:span></text:span><text:span text:style-name="T44">nou)</text:span></text:p>
            </text:list-item>
            <text:list-item>
              <text:p text:style-name="P9"><text:span text:style-name="Absatz-Standardschriftart"><text:span text:style-name="T6">Adreça</text:span></text:span></text:p>
            </text:list-item>
          </text:list>
        </text:list-item>
        <text:list-item>
          <text:p text:style-name="P9"><text:span text:style-name="Absatz-Standardschriftart"><text:span text:style-name="T6">Esborrar</text:span></text:span><text:span text:style-name="Absatz-Standardschriftart"><text:span text:style-name="T17"> </text:span></text:span><text:span text:style-name="Absatz-Standardschriftart"><text:span text:style-name="T6">Client</text:span></text:span></text:p>
        </text:list-item>
        <text:list-item>
          <text:p text:style-name="P9"><text:span text:style-name="Absatz-Standardschriftart"><text:span text:style-name="T18">Visualitzar</text:span></text:span><text:span text:style-name="Absatz-Standardschriftart"><text:span text:style-name="T20"> </text:span></text:span><text:span text:style-name="Absatz-Standardschriftart"><text:span text:style-name="T22">Dades</text:span></text:span><text:span text:style-name="Absatz-Standardschriftart"><text:span text:style-name="T23"> </text:span></text:span><text:span text:style-name="Absatz-Standardschriftart"><text:span text:style-name="T33">1</text:span></text:span><text:span text:style-name="Absatz-Standardschriftart"><text:span text:style-name="T20"> </text:span></text:span><text:span text:style-name="Absatz-Standardschriftart"><text:span text:style-name="T22">Client</text:span></text:span></text:p>
        </text:list-item>
        <text:list-item>
          <text:p text:style-name="P8"><text:span text:style-name="Absatz-Standardschriftart"><text:span text:style-name="T22">Llistar</text:span></text:span><text:span text:style-name="Absatz-Standardschriftart"><text:span text:style-name="T24"> </text:span></text:span><text:span text:style-name="Absatz-Standardschriftart"><text:span text:style-name="T22">Clients</text:span></text:span></text:p>
        </text:list-item>
      </text:list>
      <text:p text:style-name="P4"/>
      <text:p text:style-name="P2"><text:span text:style-name="Absatz-Standardschriftart"><text:span text:style-name="T21">Gestió</text:span></text:span><text:span text:style-name="Absatz-Standardschriftart"><text:span text:style-name="T19"> </text:span></text:span><text:span text:style-name="Absatz-Standardschriftart"><text:span text:style-name="T25">de</text:span></text:span><text:span text:style-name="Absatz-Standardschriftart"><text:span text:style-name="T19"> </text:span></text:span><text:span text:style-name="Absatz-Standardschriftart"><text:span text:style-name="T21">Productes</text:span></text:span></text:p>
      <text:list xml:id="list171620788318365" text:continue-numbering="true" text:style-name="L1">
        <text:list-item>
          <text:p text:style-name="P8"><text:span text:style-name="Absatz-Standardschriftart"><text:span text:style-name="T22">Alta</text:span></text:span><text:span text:style-name="Absatz-Standardschriftart"><text:span text:style-name="T26"> </text:span></text:span><text:span text:style-name="Absatz-Standardschriftart"><text:span text:style-name="T22">Producte</text:span></text:span></text:p>
          <text:list>
            <text:list-item>
              <text:p text:style-name="P9"><text:span text:style-name="Absatz-Standardschriftart"><text:span text:style-name="T22">C</text:span></text:span><text:span text:style-name="Absatz-Standardschriftart"><text:span text:style-name="T33">odi</text:span></text:span><text:span text:style-name="Absatz-Standardschriftart"><text:span text:style-name="T27"> </text:span></text:span><text:span text:style-name="Absatz-Standardschriftart"><text:span text:style-name="T18">P</text:span></text:span><text:span text:style-name="Absatz-Standardschriftart"><text:span text:style-name="T33">rodu</text:span></text:span><text:span text:style-name="Absatz-Standardschriftart"><text:span text:style-name="T22">c</text:span></text:span><text:span text:style-name="Absatz-Standardschriftart"><text:span text:style-name="T28">t</text:span></text:span><text:span text:style-name="Absatz-Standardschriftart"><text:span text:style-name="T22">e</text:span></text:span><text:span text:style-name="Absatz-Standardschriftart"><text:span text:style-name="T33">(</text:span></text:span><text:span text:style-name="Absatz-Standardschriftart"><text:span text:style-name="T29">V</text:span></text:span><text:span text:style-name="Absatz-Standardschriftart"><text:span text:style-name="T28">a</text:span></text:span><text:span text:style-name="Absatz-Standardschriftart"><text:span text:style-name="T22">li</text:span></text:span><text:span text:style-name="Absatz-Standardschriftart"><text:span text:style-name="T33">d</text:span></text:span><text:span text:style-name="Absatz-Standardschriftart"><text:span text:style-name="T22">a</text:span></text:span><text:span text:style-name="Absatz-Standardschriftart"><text:span text:style-name="T33">r)</text:span></text:span></text:p>
            </text:list-item>
            <text:list-item>
              <text:p text:style-name="P9"><text:span text:style-name="Absatz-Standardschriftart"><text:span text:style-name="T33">Nom</text:span></text:span><text:span text:style-name="Absatz-Standardschriftart"><text:span text:style-name="T30"> </text:span></text:span><text:span text:style-name="Absatz-Standardschriftart"><text:span text:style-name="T22">Producte</text:span></text:span></text:p>
            </text:list-item>
            <text:list-item>
              <text:p text:style-name="P9"><text:span text:style-name="Absatz-Standardschriftart"><text:span text:style-name="T22">Stock</text:span></text:span><text:span text:style-name="Absatz-Standardschriftart"><text:span text:style-name="T24"> </text:span></text:span><text:span text:style-name="Absatz-Standardschriftart"><text:span text:style-name="T22">Producte</text:span></text:span></text:p>
            </text:list-item>
            <text:list-item>
              <text:p text:style-name="P9"><text:span text:style-name="Absatz-Standardschriftart"><text:span text:style-name="T22">Preu</text:span></text:span><text:span text:style-name="Absatz-Standardschriftart"><text:span text:style-name="T24"> </text:span></text:span><text:span text:style-name="Absatz-Standardschriftart"><text:span text:style-name="T22">Producte</text:span></text:span></text:p>
            </text:list-item>
            <text:list-item>
              <text:p text:style-name="P9"><text:span text:style-name="Absatz-Standardschriftart"><text:span text:style-name="T33">Iva</text:span></text:span><text:span text:style-name="Absatz-Standardschriftart"><text:span text:style-name="T24"> </text:span></text:span><text:span text:style-name="Absatz-Standardschriftart"><text:span text:style-name="T22">Producte</text:span></text:span></text:p>
            </text:list-item>
          </text:list>
        </text:list-item>
        <text:list-item>
          <text:p text:style-name="P9"><text:span text:style-name="Absatz-Standardschriftart"><text:span text:style-name="T22">Modificar</text:span></text:span><text:span text:style-name="Absatz-Standardschriftart"><text:span text:style-name="T31"> </text:span></text:span><text:span text:style-name="Absatz-Standardschriftart"><text:span text:style-name="T22">Producte</text:span></text:span></text:p>
          <text:list>
            <text:list-item>
              <text:p text:style-name="P9"><text:span text:style-name="Absatz-Standardschriftart"><text:span text:style-name="T22">Stock</text:span></text:span><text:span text:style-name="Absatz-Standardschriftart"><text:span text:style-name="T24"> </text:span></text:span><text:span text:style-name="Absatz-Standardschriftart"><text:span text:style-name="T22">Producte</text:span></text:span></text:p>
            </text:list-item>
            <text:list-item>
              <text:p text:style-name="P9"><text:span text:style-name="Absatz-Standardschriftart"><text:span text:style-name="T22">Preu</text:span></text:span><text:span text:style-name="Absatz-Standardschriftart"><text:span text:style-name="T24"> </text:span></text:span><text:span text:style-name="Absatz-Standardschriftart"><text:span text:style-name="T22">Producte</text:span></text:span></text:p>
            </text:list-item>
            <text:list-item>
              <text:p text:style-name="P9"><text:span text:style-name="Absatz-Standardschriftart"><text:span text:style-name="T33">Iva</text:span></text:span><text:span text:style-name="Absatz-Standardschriftart"><text:span text:style-name="T24"> </text:span></text:span><text:span text:style-name="Absatz-Standardschriftart"><text:span text:style-name="T22">Producte</text:span></text:span></text:p>
            </text:list-item>
          </text:list>
        </text:list-item>
        <text:list-item>
          <text:p text:style-name="P8"><text:span text:style-name="Absatz-Standardschriftart"><text:span text:style-name="T22">Baixa</text:span></text:span><text:span text:style-name="Absatz-Standardschriftart"><text:span text:style-name="T32"> </text:span></text:span><text:span text:style-name="Absatz-Standardschriftart"><text:span text:style-name="T22">Producte</text:span></text:span></text:p>
        </text:list-item>
      </text:list>
      <text:p text:style-name="P11"><text:span text:style-name="Absatz-Standardschriftart"><text:span text:style-name="T5">Entrada</text:span></text:span><text:span text:style-name="Absatz-Standardschriftart"><text:span text:style-name="T34"> </text:span></text:span><text:span text:style-name="Absatz-Standardschriftart"><text:span text:style-name="T5">Botiga</text:span></text:span></text:p>
      <text:list xml:id="list171620909364554" text:continue-numbering="true" text:style-name="L1">
        <text:list-item>
          <text:p text:style-name="P8"><text:span text:style-name="Absatz-Standardschriftart"><text:span text:style-name="T36">V</text:span></text:span><text:span text:style-name="Absatz-Standardschriftart"><text:span text:style-name="T37">a</text:span></text:span><text:span text:style-name="Absatz-Standardschriftart"><text:span text:style-name="T6">li</text:span></text:span><text:span text:style-name="T44">d</text:span><text:span text:style-name="Absatz-Standardschriftart"><text:span text:style-name="T37">a</text:span></text:span><text:span text:style-name="Absatz-Standardschriftart"><text:span text:style-name="T6">ci</text:span></text:span><text:span text:style-name="T44">ó</text:span><text:span text:style-name="Absatz-Standardschriftart"><text:span text:style-name="T38"> </text:span></text:span><text:span text:style-name="T44">Usu</text:span><text:span text:style-name="Absatz-Standardschriftart"><text:span text:style-name="T6">a</text:span></text:span><text:span text:style-name="T44">ri</text:span></text:p>
          <text:list>
            <text:list-item>
              <text:p text:style-name="P9"><text:span text:style-name="T44">No</text:span><text:span text:style-name="Absatz-Standardschriftart"><text:span text:style-name="T39"> </text:span></text:span><text:span text:style-name="Absatz-Standardschriftart"><text:span text:style-name="T6">està</text:span></text:span><text:span text:style-name="Absatz-Standardschriftart"><text:span text:style-name="T39"> </text:span></text:span><text:span text:style-name="T44">donat</text:span><text:span text:style-name="Absatz-Standardschriftart"><text:span text:style-name="T39"> </text:span></text:span><text:span text:style-name="Absatz-Standardschriftart"><text:span text:style-name="T6">d’alta</text:span></text:span><text:span text:style-name="Absatz-Standardschriftart"><text:span text:style-name="T8"> </text:span></text:span><text:span text:style-name="Absatz-Standardschriftart"><text:span text:style-name="T6">com</text:span></text:span><text:span text:style-name="Absatz-Standardschriftart"><text:span text:style-name="T8"> </text:span></text:span><text:span text:style-name="T44">a</text:span><text:span text:style-name="Absatz-Standardschriftart"><text:span text:style-name="T39"> </text:span></text:span><text:span text:style-name="Absatz-Standardschriftart"><text:span text:style-name="T6">client</text:span></text:span></text:p>
              <text:list>
                <text:list-item>
                  <text:p text:style-name="P9"><text:span text:style-name="Absatz-Standardschriftart"><text:span text:style-name="T6">Enviar</text:span></text:span><text:span text:style-name="Absatz-Standardschriftart"><text:span text:style-name="T39"> </text:span></text:span><text:span text:style-name="T44">a</text:span><text:span text:style-name="Absatz-Standardschriftart"><text:span text:style-name="T11"> </text:span></text:span><text:span text:style-name="Absatz-Standardschriftart"><text:span text:style-name="T6">alta</text:span></text:span><text:span text:style-name="Absatz-Standardschriftart"><text:span text:style-name="T8"> </text:span></text:span><text:span text:style-name="Absatz-Standardschriftart"><text:span text:style-name="T6">client</text:span></text:span></text:p>
                </text:list-item>
                <text:list-item>
                  <text:p text:style-name="P9"><text:span text:style-name="Absatz-Standardschriftart"><text:span text:style-name="T40">Tornar</text:span></text:span><text:span text:style-name="Absatz-Standardschriftart"><text:span text:style-name="T12"> </text:span></text:span><text:span text:style-name="T44">al</text:span><text:span text:style-name="Absatz-Standardschriftart"><text:span text:style-name="T12"> </text:span></text:span><text:span text:style-name="Absatz-Standardschriftart"><text:span text:style-name="T6">menú</text:span></text:span><text:span text:style-name="Absatz-Standardschriftart"><text:span text:style-name="T39"> </text:span></text:span><text:span text:style-name="Absatz-Standardschriftart"><text:span text:style-name="T6">principal</text:span></text:span></text:p>
                </text:list-item>
              </text:list>
            </text:list-item>
            <text:list-item>
              <text:p text:style-name="P9"><text:span text:style-name="Absatz-Standardschriftart"><text:span text:style-name="T6">Contrassenya</text:span></text:span><text:span text:style-name="Absatz-Standardschriftart"><text:span text:style-name="T41"> </text:span></text:span><text:span text:style-name="Absatz-Standardschriftart"><text:span text:style-name="T6">incorrecta</text:span></text:span></text:p>
              <text:list>
                <text:list-item>
                  <text:p text:style-name="P9"><text:span text:style-name="Absatz-Standardschriftart"><text:span text:style-name="T6">Repetir</text:span></text:span><text:span text:style-name="Absatz-Standardschriftart"><text:span text:style-name="T35"> </text:span></text:span><text:span text:style-name="Absatz-Standardschriftart"><text:span text:style-name="T6">contrasenya</text:span></text:span></text:p>
                </text:list-item>
                <text:list-item>
                  <text:p text:style-name="P9"><text:span text:style-name="Absatz-Standardschriftart"><text:span text:style-name="T40">Tornar</text:span></text:span><text:span text:style-name="Absatz-Standardschriftart"><text:span text:style-name="T12"> </text:span></text:span><text:span text:style-name="T44">al</text:span><text:span text:style-name="Absatz-Standardschriftart"><text:span text:style-name="T12"> </text:span></text:span><text:span text:style-name="Absatz-Standardschriftart"><text:span text:style-name="T6">menú</text:span></text:span><text:span text:style-name="Absatz-Standardschriftart"><text:span text:style-name="T39"> </text:span></text:span><text:span text:style-name="Absatz-Standardschriftart"><text:span text:style-name="T6">principal</text:span></text:span></text:p>
                </text:list-item>
              </text:list>
            </text:list-item>
          </text:list>
        </text:list-item>
        <text:list-item>
          <text:p text:style-name="P9"><text:span text:style-name="Absatz-Standardschriftart"><text:span text:style-name="T6">Presentació</text:span></text:span><text:span text:style-name="Absatz-Standardschriftart"><text:span text:style-name="T42"> </text:span></text:span><text:span text:style-name="Absatz-Standardschriftart"><text:span text:style-name="T6">dels</text:span></text:span><text:span text:style-name="Absatz-Standardschriftart"><text:span text:style-name="T12"> </text:span></text:span><text:span text:style-name="Absatz-Standardschriftart"><text:span text:style-name="T6">productes</text:span></text:span></text:p>
        </text:list-item>
        <text:list-item>
          <text:p text:style-name="P9"><text:span text:style-name="Absatz-Standardschriftart"><text:span text:style-name="T6">Compra</text:span></text:span><text:span text:style-name="Absatz-Standardschriftart"><text:span text:style-name="T43"> </text:span></text:span><text:span text:style-name="Absatz-Standardschriftart"><text:span text:style-name="T6">Producte</text:span></text:span></text:p>
        </text:list-item>
        <text:list-item>
          <text:p text:style-name="P9"><text:span text:style-name="Absatz-Standardschriftart"><text:span text:style-name="T6">Carret</text:span></text:span><text:span text:style-name="Absatz-Standardschriftart"><text:span text:style-name="T12"> </text:span></text:span><text:span text:style-name="Absatz-Standardschriftart"><text:span text:style-name="T44">de</text:span></text:span><text:span text:style-name="Absatz-Standardschriftart"><text:span text:style-name="T12"> </text:span></text:span><text:span text:style-name="Absatz-Standardschriftart"><text:span text:style-name="T6">la</text:span></text:span><text:span text:style-name="Absatz-Standardschriftart"><text:span text:style-name="T11"> </text:span></text:span><text:span text:style-name="Absatz-Standardschriftart"><text:span text:style-name="T6">compra</text:span></text:span><text:span text:style-name="Absatz-Standardschriftart"><text:span text:style-name="T39"> </text:span></text:span><text:span text:style-name="Absatz-Standardschriftart"><text:span text:style-name="T6">(Opcional)</text:span></text:span></text:p>
        </text:list-item>
        <text:list-item>
          <text:p text:style-name="P9"><text:span text:style-name="Absatz-Standardschriftart"><text:span text:style-name="T6">Finalitzar</text:span></text:span><text:span text:style-name="Absatz-Standardschriftart"><text:span text:style-name="T35"> </text:span></text:span><text:span text:style-name="Absatz-Standardschriftart"><text:span text:style-name="T6">compra</text:span></text:span></text:p>
        </text:list-item>
        <text:list-item>
          <text:p text:style-name="P9"><text:span text:style-name="Absatz-Standardschriftart"><text:span text:style-name="T6">Factura</text:span></text:span><text:span text:style-name="Absatz-Standardschriftart"><text:span text:style-name="T14"> </text:span></text:span><text:span text:style-name="Absatz-Standardschriftart"><text:span text:style-name="T6">per</text:span></text:span><text:span text:style-name="Absatz-Standardschriftart"><text:span text:style-name="T12"> </text:span></text:span><text:span text:style-name="Absatz-Standardschriftart"><text:span text:style-name="T6">pantalla</text:span></text:span></text:p>
        </text:list-item>
        <text:list-item>
          <text:p text:style-name="P8"><text:span text:style-name="Absatz-Standardschriftart"><text:span text:style-name="T6">Arxiu</text:span></text:span><text:span text:style-name="Absatz-Standardschriftart"><text:span text:style-name="T11"> </text:span></text:span><text:span text:style-name="Absatz-Standardschriftart"><text:span text:style-name="T44">de</text:span></text:span><text:span text:style-name="Absatz-Standardschriftart"><text:span text:style-name="T39"> </text:span></text:span><text:span text:style-name="Absatz-Standardschriftart"><text:span text:style-name="T6">Factura</text:span></text:span><text:span text:style-name="Absatz-Standardschriftart"><text:span text:style-name="T12"> </text:span></text:span><text:span text:style-name="Absatz-Standardschriftart"><text:span text:style-name="T6">(Opcional)</text:span></text:span></text:p>
        </text:list-item>
      </text:list>
      <text:p text:style-name="P5"/>
      <text:p text:style-name="P5"/>
      <text:p text:style-name="P5"/>
      <text:p text:style-name="P6">Historial de Vendes (Opcional)</text:p>
      <text:p text:style-name="P6">• Veure una Factura <text:span text:style-name="T46">(num factura)</text:span></text:p>
      <text:p text:style-name="P6">• Veure totes les Factures d’un Client <text:span text:style-name="T46">(dni)</text:span></text:p>
      <text:p text:style-name="P6">• Veure totes les Factures entre dues dates <text:span text:style-name="T46">(localDate,localDate)</text:span></text:p>
      <text:p text:style-name="P6">• Estadística d’un producte <text:span text:style-name="T46">(Codi_producte)</text:span></text:p>
      <text:p text:style-name="P6">◦ <text:tab/>Nombre d’unitats venudes</text:p>
      <text:p text:style-name="P6">◦ <text:tab/>Stock actual</text:p>
      <text:p text:style-name="P6">• Estadística de tots els productes venuts <text:span text:style-name="T46">(totes)</text:span></text:p>
      <text:p text:style-name="Standard"><text:span text:style-name="Absatz-Standardschriftart"><text:span text:style-name="T45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Textkörper" style:family="paragraph" style:parent-style-name="Standard">
      <style:paragraph-properties fo:margin-left="2.11cm" fo:margin-right="0cm" fo:hyphenation-ladder-count="no-limit" fo:text-indent="-0.635cm" style:auto-text-indent="false">
        <style:tab-stops/>
      </style:paragraph-properties>
      <style:text-properties style:font-name="Liberation Serif" fo:font-family="'Liberation Serif'" style:font-family-generic="roman" style:font-pitch="variable" fo:font-size="12pt" style:font-name-asian="Liberation Serif" style:font-family-asian="'Liberation Serif'" style:font-family-generic-asian="roman" style:font-pitch-asian="variable" style:font-size-asian="12pt" style:font-size-complex="12pt" fo:hyphenate="false" loext:hyphenation-no-caps="false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bsatz-Standardschriftart" style:family="text"/>
    <style:style style:name="WW_5f_CharLFO1LVL1" style:display-name="WW_CharLFO1LVL1" style:family="text">
      <style:text-properties style:font-name="OpenSymbol1" fo:font-family="OpenSymbol" style:font-family-generic="system" style:font-pitch="variable" fo:font-size="12pt" style:font-name-asian="OpenSymbol1" style:font-family-asian="OpenSymbol" style:font-family-generic-asian="system" style:font-pitch-asian="variable" style:font-size-asian="12pt" style:font-size-complex="12pt" style:text-scale="99%"/>
    </style:style>
    <style:style style:name="WW_5f_CharLFO1LVL2" style:display-name="WW_CharLFO1LVL2" style:family="text">
      <style:text-properties style:font-name="OpenSymbol1" fo:font-family="OpenSymbol" style:font-family-generic="system" style:font-pitch="variable" fo:font-size="12pt" style:font-name-asian="OpenSymbol1" style:font-family-asian="OpenSymbol" style:font-family-generic-asian="system" style:font-pitch-asian="variable" style:font-size-asian="12pt" style:font-size-complex="12pt" style:text-scale="99%"/>
    </style:style>
    <style:style style:name="WW_5f_CharLFO1LVL3" style:display-name="WW_CharLFO1LVL3" style:family="text">
      <style:text-properties style:font-name="OpenSymbol1" fo:font-family="OpenSymbol" style:font-family-generic="system" style:font-pitch="variable" fo:font-size="12pt" style:font-name-asian="OpenSymbol1" style:font-family-asian="OpenSymbol" style:font-family-generic-asian="system" style:font-pitch-asian="variable" style:font-size-asian="12pt" style:font-size-complex="12pt" style:text-scale="99%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1.905cm" fo:margin-bottom="0.494cm" fo:margin-left="1.799cm" fo:margin-right="2.9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8cm" fo:page-height="29.704cm" style:num-format="1" style:print-orientation="portrait" fo:margin-top="2.364cm" fo:margin-bottom="0.494cm" fo:margin-left="1.799cm" fo:margin-right="2.96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MP1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initial-creator>Online2PDF.com</meta:initial-creator>
    <meta:creation-date>2022-05-19T14:26:00Z</meta:creation-date>
    <dc:date>2022-05-23T17:16:20.378000000</dc:date>
    <meta:editing-cycles>7</meta:editing-cycles>
    <meta:editing-duration>PT2H23M39S</meta:editing-duration>
    <meta:document-statistic meta:table-count="0" meta:image-count="0" meta:object-count="0" meta:page-count="2" meta:paragraph-count="49" meta:word-count="185" meta:character-count="1069" meta:non-whitespace-character-count="968"/>
    <meta:user-defined meta:name="Created" meta:value-type="date">2022-05-19T00:00:00Z</meta:user-defined>
    <meta:user-defined meta:name="LastSaved" meta:value-type="date">2022-05-19T00:00:00Z</meta:user-defined>
    <meta:template xlink:type="simple" xlink:actuate="onRequest" xlink:title="" xlink:href="Normal.dotm"/>
  </office:meta>
</office:document-meta>
</file>